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3dtoday.ru/blogs/xolodny/build-proper-delta3-spatial-mode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TA_PRINTABLE_RADIUS</text:p>
          </table:table-cell>
          <table:table-cell table:number-columns-repeated="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ВЫСОТА_ЦИЛИНДРИЧЕСКОЙ_ОБЛАСТИ_ПЕЧАТИ</text:p>
          </table:table-cell>
          <table:table-cell table:number-columns-repeated="2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МАКСИМАЛЬНОЕ_ПРИБЛИЖЕНИЕ</text:p>
          </table:table-cell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TA_RADIUS</text:p>
          </table:table-cell>
          <table:table-cell table:number-columns-repeated="2"/>
        </table:table-row>
        <table:table-row table:style-name="ro1">
          <table:table-cell table:formula="of:=[.A6]+[.A12]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RM_ANGLE</text:p>
          </table:table-cell>
          <table:table-cell table:number-columns-repeated="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TA_DIAGONAL_ROD</text:p>
          </table:table-cell>
          <table:table-cell office:value-type="string" calcext:value-type="string">
            <text:p>расчетное</text:p>
          </table:table-cell>
          <table:table-cell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formula="of:=[.A15]/COS(RADIANS([.A18]))" office:value-type="float" office:value="209.213615474532" calcext:value-type="float">
            <text:p>209,213615474532</text:p>
          </table:table-cell>
          <table:table-cell table:style-name="ce2" table:formula="of:=[.A21]&gt;[.B21]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МАКСИМАЛЬНОЕ_УДАЛЕНИЕ</text:p>
          </table:table-cell>
          <table:table-cell table:number-columns-repeated="2"/>
        </table:table-row>
        <table:table-row table:style-name="ro1">
          <table:table-cell table:formula="of:=[.A6]+[.A15]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NIMUM_ANGLE</text:p>
          </table:table-cell>
          <table:table-cell table:number-columns-repeated="2"/>
        </table:table-row>
        <table:table-row table:style-name="ro1">
          <table:table-cell table:formula="of:=DEGREES(ACOS([.A24]/[.A21]))" office:value-type="float" office:value="13.5362027373812" calcext:value-type="float">
            <text:p>13,536202737381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2"/>
        </table:table-row>
        <table:table-row table:style-name="ro1">
          <table:table-cell table:formula="of:=([.A21]^2-[.A24]^2)^0.5" office:value-type="float" office:value="50.5568986390582" calcext:value-type="float">
            <text:p>50,5568986390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2"/>
        </table:table-row>
        <table:table-row table:style-name="ro1">
          <table:table-cell table:formula="of:=([.A21]^2-[.A12]^2)^0.5" office:value-type="float" office:value="213.906521639711" calcext:value-type="float">
            <text:p>213,90652163971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ДЛИНА_ХОДА_КАРЕТКИ</text:p>
          </table:table-cell>
          <table:table-cell table:number-columns-repeated="2"/>
        </table:table-row>
        <table:table-row table:style-name="ro1">
          <table:table-cell table:formula="of:=[.A32]-[.A30]+[.A9]" office:value-type="float" office:value="363.349623000652" calcext:value-type="float">
            <text:p>363,3496230006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.00.0000</text:date>, <text:time style:data-style-name="N2" text:time-value="18:09:07.45208214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9T14:37:21.137830902</meta:creation-date>
    <dc:date>2022-05-19T21:19:28.300889488</dc:date>
    <meta:editing-duration>PT12H3M14S</meta:editing-duration>
    <meta:editing-cycles>10</meta:editing-cycles>
    <meta:generator>LibreOffice/6.0.7.3$Linux_X86_64 LibreOffice_project/00m0$Build-3</meta:generator>
    <meta:document-statistic meta:table-count="1" meta:cell-count="26" meta:object-count="0"/>
  </office:meta>
</office:document-meta>
</file>